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28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29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1b4ee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61b4ee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b4ee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2pt" fo:font-weight="normal" officeooo:rsid="0061b4ee" officeooo:paragraph-rsid="0061b4ee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b4ee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  <style:style style:name="T63" style:family="text">
      <style:text-properties officeooo:rsid="0061b4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62"/>
      <text:p text:style-name="P162"/>
      <text:p text:style-name="P162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62"/>
      <text:p text:style-name="P16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62"/>
      <text:p text:style-name="P162"/>
      <text:p text:style-name="P162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62"/>
      <text:p text:style-name="P162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63"/>
      <text:p text:style-name="P173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64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65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65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66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74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67"/>
      <text:p text:style-name="P167"/>
      <text:p text:style-name="P167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67"/>
      <text:p text:style-name="P167"/>
      <text:p text:style-name="P167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68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69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70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71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72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75"/>
      <text:p text:style-name="P175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76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77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78"/>
      <text:p text:style-name="P178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79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79"/>
      <text:p text:style-name="P179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80"/>
      <text:p text:style-name="P180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81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22"/>
      <text:p text:style-name="P181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82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83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84"/>
      <text:p text:style-name="P184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84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85"/>
      <text:p text:style-name="P185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86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86"/>
      <text:p text:style-name="P186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86">D<text:span text:style-name="T12">imecres<text:tab/>22/11/23</text:span><text:span text:style-name="T24"> </text:span></text:p>
      <text:p text:style-name="P214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86"/>
      <text:p text:style-name="P186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87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23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88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15">01, 04 i 05/12/23</text:p>
      <text:p text:style-name="P78">Període d'exàmens.</text:p>
      <text:p text:style-name="P57"/>
      <text:p text:style-name="P189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90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91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92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93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94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95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96"/>
      <text:p text:style-name="P196">************************************ <text:s text:c="2"/><text:span text:style-name="T34">2024 <text:s text:c="2"/></text:span>************************************</text:p>
      <text:p text:style-name="P196"/>
      <text:p text:style-name="P196"/>
      <text:p text:style-name="P196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97"/>
      <text:p text:style-name="P224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98"/>
      <text:p text:style-name="P198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99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200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201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02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03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04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04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05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06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07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07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07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08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25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09"/>
      <text:p text:style-name="P209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10"/>
      <text:p text:style-name="P210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11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12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12"/>
      <text:p text:style-name="P212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12"/>
      <text:p text:style-name="P213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16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17">Di<text:span text:style-name="T48">marts</text:span><text:tab/><text:span text:style-name="T48">20</text:span>/02/24</text:p>
      <text:p text:style-name="P136">Examen</text:p>
      <text:p text:style-name="P136"/>
      <text:p text:style-name="P217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18">Di<text:span text:style-name="T49">jous</text:span><text:tab/><text:span text:style-name="T48">22</text:span>/02/24</text:p>
      <text:p text:style-name="P137">Preparació examen motors.</text:p>
      <text:p text:style-name="P137"/>
      <text:p text:style-name="P219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26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50"/>
      <text:p text:style-name="P150">Veure video fatiga materials</text:p>
      <text:p text:style-name="P228"><text:a xlink:type="simple" xlink:href="https://youtu.be/ec50pX_0N4s?si=PMXcHEAsMXVJuHJx">https://youtu.be/ec50pX_0N4s?si=PMXcHEAsMXVJuHJx</text:a></text:p>
      <text:p text:style-name="P150">Veure video corrosio</text:p>
      <text:p text:style-name="P229">https://youtu.be/xow45w9YhM4?si=v2ncdJx6ND6NsMWa</text:p>
      <text:p text:style-name="P227">Di<text:span text:style-name="T52">lluns</text:span><text:tab/><text:span text:style-name="T52">11</text:span>/0<text:span text:style-name="T52">3</text:span>/24</text:p>
      <text:p text:style-name="P153"/>
      <text:p text:style-name="P153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1">Mirem <text:span text:style-name="T53">i comentem</text:span> <text:a xlink:type="simple" xlink:href="https://youtu.be/ec50pX_0N4s?si=PMXcHEAsMXVJuHJx">vídeo fatiga materials</text:a>.</text:p>
      <text:p text:style-name="P144"/>
      <text:p text:style-name="P153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2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4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7">Examens recuperació.</text:p>
      <text:p text:style-name="P157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8">Terminem de comentar <text:a xlink:type="simple" xlink:href="https://youtu.be/IWZ2ty5V6Ys?si=GB_v2VtsGGPNidoD"><text:span text:style-name="T61">vídeo soldadura 2</text:span></text:a><text:span text:style-name="T61">.</text:span></text:p>
      <text:p text:style-name="P158">Comentem <text:a xlink:type="simple" xlink:href="https://paulinoposada.github.io/web_mec/documents/soldadura/practica_cub.pdf">pràctica cub</text:a>.</text:p>
      <text:p text:style-name="P221"/>
      <text:p text:style-name="P220">Di<text:span text:style-name="T52">lluns</text:span><text:tab/><text:span text:style-name="T52">18</text:span>/0<text:span text:style-name="T52">3</text:span>/24</text:p>
      <text:p text:style-name="P155"/>
      <text:p text:style-name="P155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59">Comentem document <text:a xlink:type="simple" xlink:href="https://paulinoposada.github.io/web_mec/documents/soldadura/practica_cub.pdf">practica_cub.pdf</text:a>.</text:p>
      <text:p text:style-name="P155"/>
      <text:p text:style-name="P159">Baixem al taller i continuem amb pràctica cub.</text:p>
      <text:p text:style-name="P159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60">Tasca informe pràctica cub: entregar imatges 3-1 a 4 abans del 22/03/24.</text:p>
      <text:p text:style-name="P160"><text:s/></text:p>
      <text:p text:style-name="P156">Taller:</text:p>
      <text:p text:style-name="P148"><text:span text:style-name="T53">Continuem amb muntatge cub.</text:span><text:line-break/></text:p>
      <text:p text:style-name="P14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161">Pràctica cub amb Grup 1.</text:p>
      <text:p text:style-name="P161"/>
      <text:p text:style-name="P14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161">Comentem informe pràctica cub.</text:p>
      <text:p text:style-name="P161"/>
      <text:p text:style-name="P234">Di<text:span text:style-name="T52">lluns</text:span><text:tab/><text:span text:style-name="T63">25</text:span>/0<text:span text:style-name="T52">3</text:span>/24</text:p>
      <text:p text:style-name="P231"/>
      <text:p text:style-name="P231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233">Comentem clasificació dels cordons de soldadura</text:p>
      <text:p text:style-name="P233"/>
      <text:p text:style-name="P232">Comentem document <text:a xlink:type="simple" xlink:href="https://paulinoposada.github.io/web_mec/documents/soldadura/practica_cub.pdf">practica_cub.pdf</text:a>.</text:p>
      <text:p text:style-name="P231"/>
      <text:p text:style-name="P232">Baixem al taller i continuem amb pràctica cub.</text:p>
      <text:p text:style-name="P232"><text:soft-page-break/></text:p>
      <text:p text:style-name="P230"><text:span text:style-name="T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3-25T13:23:05.565551119</dc:date>
    <meta:editing-duration>PT1H7M1S</meta:editing-duration>
    <meta:editing-cycles>93</meta:editing-cycles>
    <meta:document-statistic meta:table-count="0" meta:image-count="0" meta:object-count="0" meta:page-count="10" meta:paragraph-count="269" meta:word-count="1286" meta:character-count="9106" meta:non-whitespace-character-count="8034"/>
  </office:meta>
</office:document-meta>
</file>